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1.3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373.24pt"/>
    </style:style>
    <style:style style:name="co4" style:family="table-column">
      <style:table-column-properties fo:break-before="auto" style:column-width="363.15pt"/>
    </style:style>
    <style:style style:name="ro1" style:family="table-row">
      <style:table-row-properties style:row-height="14.51pt" fo:break-before="auto" style:use-optimal-row-height="true"/>
    </style:style>
    <style:style style:name="ta1" style:family="table" style:master-page-name="PageStyle_5f_Creators">
      <style:table-properties table:display="true" style:writing-mode="lr-tb"/>
    </style:style>
    <style:style style:name="ta2" style:family="table" style:master-page-name="PageStyle_5f_Creation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eato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WANT</text:p>
          </table:table-cell>
          <table:table-cell table:style-name="ce1" office:value-type="string" calcext:value-type="string">
            <text:p>H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avaggio</text:p>
          </table:table-cell>
          <table:table-cell office:value-type="string" calcext:value-type="string">
            <text:p>Adam Hug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l Barks</text:p>
          </table:table-cell>
          <table:table-cell office:value-type="string" calcext:value-type="string">
            <text:p>Adam Kub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los Pacheco</text:p>
          </table:table-cell>
          <table:table-cell office:value-type="string" calcext:value-type="string">
            <text:p>Al Columb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mine Infantino</text:p>
          </table:table-cell>
          <table:table-cell office:value-type="string" calcext:value-type="string">
            <text:p>Al Feldste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es Mingus</text:p>
          </table:table-cell>
          <table:table-cell office:value-type="string" calcext:value-type="string">
            <text:p>Al William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es Vess</text:p>
          </table:table-cell>
          <table:table-cell office:value-type="string" calcext:value-type="string">
            <text:p>Alan Dav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 Bachalo</text:p>
          </table:table-cell>
          <table:table-cell office:value-type="string" calcext:value-type="string">
            <text:p>Alan Wat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 Samnee</text:p>
          </table:table-cell>
          <table:table-cell office:value-type="string" calcext:value-type="string">
            <text:p>Albert Do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 Ware</text:p>
          </table:table-cell>
          <table:table-cell office:value-type="string" calcext:value-type="string">
            <text:p>Albrecht Du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t Swan</text:p>
          </table:table-cell>
          <table:table-cell office:value-type="string" calcext:value-type="string">
            <text:p>Alex Gr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 Adkins</text:p>
          </table:table-cell>
          <table:table-cell office:value-type="string" calcext:value-type="string">
            <text:p>Alex Hor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ick Robertson</text:p>
          </table:table-cell>
          <table:table-cell office:value-type="string" calcext:value-type="string">
            <text:p>Alex Male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wyn Cooke</text:p>
          </table:table-cell>
          <table:table-cell office:value-type="string" calcext:value-type="string">
            <text:p>Alex Raymo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Brubeck</text:p>
          </table:table-cell>
          <table:table-cell office:value-type="string" calcext:value-type="string">
            <text:p>Alex R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Chapelle</text:p>
          </table:table-cell>
          <table:table-cell office:value-type="string" calcext:value-type="string">
            <text:p>Alex Schombu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Cockrum</text:p>
          </table:table-cell>
          <table:table-cell office:value-type="string" calcext:value-type="string">
            <text:p>Alex T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Gibbons</text:p>
          </table:table-cell>
          <table:table-cell office:value-type="string" calcext:value-type="string">
            <text:p>Alphonse M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McKean</text:p>
          </table:table-cell>
          <table:table-cell office:value-type="string" calcext:value-type="string">
            <text:p>Amanda Co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 Finch</text:p>
          </table:table-cell>
          <table:table-cell office:value-type="string" calcext:value-type="string">
            <text:p>Amy Ree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 Mack</text:p>
          </table:table-cell>
          <table:table-cell office:value-type="string" calcext:value-type="string">
            <text:p>Andy Kub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 Mazzucchelli</text:p>
          </table:table-cell>
          <table:table-cell office:value-type="string" calcext:value-type="string">
            <text:p>Andy Warh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go Rivera</text:p>
          </table:table-cell>
          <table:table-cell office:value-type="string" calcext:value-type="string">
            <text:p>Angus McK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g Mahnke</text:p>
          </table:table-cell>
          <table:table-cell office:value-type="string" calcext:value-type="string">
            <text:p>Arthur Ad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g Wildey</text:p>
          </table:table-cell>
          <table:table-cell office:value-type="string" calcext:value-type="string">
            <text:p>Arthur Suyd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stin Nguyen</text:p>
          </table:table-cell>
          <table:table-cell table:style-name="ce2" office:value-type="string" calcext:value-type="string">
            <text:p>Auguste Reno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 McGuinness</text:p>
          </table:table-cell>
          <table:table-cell office:value-type="string" calcext:value-type="string">
            <text:p>Barry Windsor-Sm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gar Degas</text:p>
          </table:table-cell>
          <table:table-cell office:value-type="string" calcext:value-type="string">
            <text:p>Basil Wolver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ouard Manet</text:p>
          </table:table-cell>
          <table:table-cell office:value-type="string" calcext:value-type="string">
            <text:p>Bernard Bai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uardo Risso</text:p>
          </table:table-cell>
          <table:table-cell office:value-type="string" calcext:value-type="string">
            <text:p>Berni Wright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ward Hopper</text:p>
          </table:table-cell>
          <table:table-cell office:value-type="string" calcext:value-type="string">
            <text:p>Bill Ever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Greco</text:p>
          </table:table-cell>
          <table:table-cell office:value-type="string" calcext:value-type="string">
            <text:p>Bill Hi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an Van Sciver</text:p>
          </table:table-cell>
          <table:table-cell office:value-type="string" calcext:value-type="string">
            <text:p>Bill Sienkiewic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rett Raymond Kintsler</text:p>
          </table:table-cell>
          <table:table-cell office:value-type="string" calcext:value-type="string">
            <text:p>Bill W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is Manapul</text:p>
          </table:table-cell>
          <table:table-cell office:value-type="string" calcext:value-type="string">
            <text:p>Bob K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 Cho</text:p>
          </table:table-cell>
          <table:table-cell office:value-type="string" calcext:value-type="string">
            <text:p>Bob Oks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 Thorne</text:p>
          </table:table-cell>
          <table:table-cell office:value-type="string" calcext:value-type="string">
            <text:p>Bob Po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zer Irving</text:p>
          </table:table-cell>
          <table:table-cell office:value-type="string" calcext:value-type="string">
            <text:p>Boris Vallej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briel Ba</text:p>
          </table:table-cell>
          <table:table-cell office:value-type="string" calcext:value-type="string">
            <text:p>Brian Bol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y Frank</text:p>
          </table:table-cell>
          <table:table-cell office:value-type="string" calcext:value-type="string">
            <text:p>Brian Michael Bend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 Colon</text:p>
          </table:table-cell>
          <table:table-cell office:value-type="string" calcext:value-type="string">
            <text:p>Brothers Hildebran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ff Darrow</text:p>
          </table:table-cell>
          <table:table-cell office:value-type="string" calcext:value-type="string">
            <text:p>Bruce J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 Carlin</text:p>
          </table:table-cell>
          <table:table-cell office:value-type="string" calcext:value-type="string">
            <text:p>Bryan H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 Evans</text:p>
          </table:table-cell>
          <table:table-cell office:value-type="string" calcext:value-type="string">
            <text:p>Cameron Stew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 Perez</text:p>
          </table:table-cell>
          <table:table-cell office:value-type="string" calcext:value-type="string">
            <text:p>CC B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s Seurat</text:p>
          </table:table-cell>
          <table:table-cell office:value-type="string" calcext:value-type="string">
            <text:p>Charles Add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ia O'Keeffe</text:p>
          </table:table-cell>
          <table:table-cell office:value-type="string" calcext:value-type="string">
            <text:p>Charles Bur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iorgio De Chirico</text:p>
          </table:table-cell>
          <table:table-cell office:value-type="string" calcext:value-type="string">
            <text:p>Claude Mo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otto Di Bondone</text:p>
          </table:table-cell>
          <table:table-cell office:value-type="string" calcext:value-type="string">
            <text:p>Daniel Clow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ovanni Bellini</text:p>
          </table:table-cell>
          <table:table-cell office:value-type="string" calcext:value-type="string">
            <text:p>Dave Stev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ham Ingles</text:p>
          </table:table-cell>
          <table:table-cell office:value-type="string" calcext:value-type="string">
            <text:p>DaVin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t Morrison</text:p>
          </table:table-cell>
          <table:table-cell office:value-type="string" calcext:value-type="string">
            <text:p>Edvard Mu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t Wood</text:p>
          </table:table-cell>
          <table:table-cell office:value-type="string" calcext:value-type="string">
            <text:p>Edward G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y Morrow</text:p>
          </table:table-cell>
          <table:table-cell office:value-type="string" calcext:value-type="string">
            <text:p>E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y Davis</text:p>
          </table:table-cell>
          <table:table-cell office:value-type="string" calcext:value-type="string">
            <text:p>Foma Jaremtsch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vey Kurtzman</text:p>
          </table:table-cell>
          <table:table-cell office:value-type="string" calcext:value-type="string">
            <text:p>Frank Frazet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ge</text:p>
          </table:table-cell>
          <table:table-cell office:value-type="string" calcext:value-type="string">
            <text:p>Frank Mi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eronymus Bosch</text:p>
          </table:table-cell>
          <table:table-cell office:value-type="string" calcext:value-type="string">
            <text:p>Frank Quit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ard Chaykin</text:p>
          </table:table-cell>
          <table:table-cell office:value-type="string" calcext:value-type="string">
            <text:p>Frida Kah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berto Ramos</text:p>
          </table:table-cell>
          <table:table-cell office:value-type="string" calcext:value-type="string">
            <text:p>Gary La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win Hasen</text:p>
          </table:table-cell>
          <table:table-cell office:value-type="string" calcext:value-type="string">
            <text:p>Gary Pa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 Reis</text:p>
          </table:table-cell>
          <table:table-cell office:value-type="string" calcext:value-type="string">
            <text:p>Gil K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. Scott Campbell</text:p>
          </table:table-cell>
          <table:table-cell office:value-type="string" calcext:value-type="string">
            <text:p>Greg Brom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 Burnley</text:p>
          </table:table-cell>
          <table:table-cell office:value-type="string" calcext:value-type="string">
            <text:p>Gustav Kli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 Cole</text:p>
          </table:table-cell>
          <table:table-cell office:value-type="string" calcext:value-type="string">
            <text:p>Hans Christian Ande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 Davis</text:p>
          </table:table-cell>
          <table:table-cell office:value-type="string" calcext:value-type="string">
            <text:p>Harold G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son Guice</text:p>
          </table:table-cell>
          <table:table-cell office:value-type="string" calcext:value-type="string">
            <text:p>Izabella Ort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e Lee</text:p>
          </table:table-cell>
          <table:table-cell office:value-type="string" calcext:value-type="string">
            <text:p>Jack Kir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ime Hernandez</text:p>
          </table:table-cell>
          <table:table-cell office:value-type="string" calcext:value-type="string">
            <text:p>Jamie Hewlet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an-Auguste-Dominique Ingres</text:p>
          </table:table-cell>
          <table:table-cell office:value-type="string" calcext:value-type="string">
            <text:p>Jean "Moebius" Gira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 Smith</text:p>
          </table:table-cell>
          <table:table-cell office:value-type="string" calcext:value-type="string">
            <text:p>Jenifer Renz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rry Ordway</text:p>
          </table:table-cell>
          <table:table-cell office:value-type="string" calcext:value-type="string">
            <text:p>Jim Star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rry Robinson</text:p>
          </table:table-cell>
          <table:table-cell office:value-type="string" calcext:value-type="string">
            <text:p>Joe Mane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H Williams III</text:p>
          </table:table-cell>
          <table:table-cell office:value-type="string" calcext:value-type="string">
            <text:p>Johannes Verme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ll Thompson</text:p>
          </table:table-cell>
          <table:table-cell office:value-type="string" calcext:value-type="string">
            <text:p>John B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 Aparo</text:p>
          </table:table-cell>
          <table:table-cell office:value-type="string" calcext:value-type="string">
            <text:p>John Busc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 Lee</text:p>
          </table:table-cell>
          <table:table-cell office:value-type="string" calcext:value-type="string">
            <text:p>John By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 Steranko</text:p>
          </table:table-cell>
          <table:table-cell office:value-type="string" calcext:value-type="string">
            <text:p>Kelley J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my Cheung</text:p>
          </table:table-cell>
          <table:table-cell office:value-type="string" calcext:value-type="string">
            <text:p>Lenny B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ck</text:p>
          </table:table-cell>
          <table:table-cell office:value-type="string" calcext:value-type="string">
            <text:p>Louis W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Kubert</text:p>
          </table:table-cell>
          <table:table-cell office:value-type="string" calcext:value-type="string">
            <text:p>Max Ga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Madureira</text:p>
          </table:table-cell>
          <table:table-cell office:value-type="string" calcext:value-type="string">
            <text:p>Maxfield Parr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Orlando</text:p>
          </table:table-cell>
          <table:table-cell office:value-type="string" calcext:value-type="string">
            <text:p>Michaelange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Shuster</text:p>
          </table:table-cell>
          <table:table-cell office:value-type="string" calcext:value-type="string">
            <text:p>Norman Rock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Bolton</text:p>
          </table:table-cell>
          <table:table-cell office:value-type="string" calcext:value-type="string">
            <text:p>Pablo Picas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Carpenter</text:p>
          </table:table-cell>
          <table:table-cell office:value-type="string" calcext:value-type="string">
            <text:p>Peter Paul Rub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Cassaday</text:p>
          </table:table-cell>
          <table:table-cell office:value-type="string" calcext:value-type="string">
            <text:p>Phil Fog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Romita Jr</text:p>
          </table:table-cell>
          <table:table-cell office:value-type="string" calcext:value-type="string">
            <text:p>Philippe Druil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Severin</text:p>
          </table:table-cell>
          <table:table-cell office:value-type="string" calcext:value-type="string">
            <text:p>Rapha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Stanley</text:p>
          </table:table-cell>
          <table:table-cell office:value-type="string" calcext:value-type="string">
            <text:p>Residents (th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ny Craig</text:p>
          </table:table-cell>
          <table:table-cell office:value-type="string" calcext:value-type="string">
            <text:p>Richard Cor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e Luis Garcia-Lopex</text:p>
          </table:table-cell>
          <table:table-cell office:value-type="string" calcext:value-type="string">
            <text:p>Rick Jacob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ith Giffen</text:p>
          </table:table-cell>
          <table:table-cell office:value-type="string" calcext:value-type="string">
            <text:p>Robert Anton Wil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n Kelly</text:p>
          </table:table-cell>
          <table:table-cell office:value-type="string" calcext:value-type="string">
            <text:p>Robert Asp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vin Maguire</text:p>
          </table:table-cell>
          <table:table-cell office:value-type="string" calcext:value-type="string">
            <text:p>Robert Crum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vin Nowlan</text:p>
          </table:table-cell>
          <table:table-cell office:value-type="string" calcext:value-type="string">
            <text:p>Ron Cob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us Nordling</text:p>
          </table:table-cell>
          <table:table-cell office:value-type="string" calcext:value-type="string">
            <text:p>Salvador Da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B. Cole</text:p>
          </table:table-cell>
          <table:table-cell office:value-type="string" calcext:value-type="string">
            <text:p>Scott McClo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e Elias</text:p>
          </table:table-cell>
          <table:table-cell office:value-type="string" calcext:value-type="string">
            <text:p>Sergio Arag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inil Francis Yu</text:p>
          </table:table-cell>
          <table:table-cell office:value-type="string" calcext:value-type="string">
            <text:p>Ski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 Raboy</text:p>
          </table:table-cell>
          <table:table-cell office:value-type="string" calcext:value-type="string">
            <text:p>Stanislaw Szukals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 Silvestri</text:p>
          </table:table-cell>
          <table:table-cell office:value-type="string" calcext:value-type="string">
            <text:p>Steve Ditk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s Martin</text:p>
          </table:table-cell>
          <table:table-cell office:value-type="string" calcext:value-type="string">
            <text:p>Sun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e Severin</text:p>
          </table:table-cell>
          <table:table-cell office:value-type="string" calcext:value-type="string">
            <text:p>Tim 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 Bagley</text:p>
          </table:table-cell>
          <table:table-cell office:value-type="string" calcext:value-type="string">
            <text:p>Vincent Van Go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 Buckingham</text:p>
          </table:table-cell>
          <table:table-cell office:value-type="string" calcext:value-type="string">
            <text:p>Wally 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 Schultz</text:p>
          </table:table-cell>
          <table:table-cell office:value-type="string" calcext:value-type="string">
            <text:p>Walter Simon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o Djurdjevic</text:p>
          </table:table-cell>
          <table:table-cell office:value-type="string" calcext:value-type="string">
            <text:p>Wendy Pi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shall Rogers</text:p>
          </table:table-cell>
          <table:table-cell office:value-type="string" calcext:value-type="string">
            <text:p>Will Eis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t Baker</text:p>
          </table:table-cell>
          <table:table-cell office:value-type="string" calcext:value-type="string">
            <text:p>Will Eld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Ernst</text:p>
          </table:table-cell>
          <table:table-cell office:value-type="string" calcext:value-type="string">
            <text:p>Winsor McC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ichael Chev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ael Gol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ael Kalu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ael L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ael Tur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All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Cho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Deod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Gr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Mign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Plo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Wieri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 Mesk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rphy Ande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l Ad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il Gai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k Car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ola Sco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 Breyfo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iver Coip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ami Tezu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. Craig Russ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Cezan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Gaugu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Gul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P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Sm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 Jimen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ard Pry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y Lichte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ss 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ss Man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an Ott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 Busc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vador Larro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 Ke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dro Bottice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n Murp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n Philli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ldon M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on Bis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ottie 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Dil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Ep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McN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R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art Imm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d Sh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ashi Muraka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ence McKen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y Dod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y Mo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loneous Mo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dd McFarl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y Dan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y Har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y Mo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vis Chare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. W. Dens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sily Kandinsky</text:p>
          </table:table-cell>
          <table:table-cell table:number-columns-repeated="1023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tions" table:style-name="ta2">
        <office:forms form:automatic-focus="false" form:apply-design-mode="false"/>
        <table:table-column table:style-name="co3" table:default-cell-style-name="ce6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4" office:value-type="string" calcext:value-type="string">
            <text:p>Have</text:p>
          </table:table-cell>
          <table:table-cell table:style-name="ce1" office:value-type="string" calcext:value-type="string">
            <text:p>Want</text:p>
          </table:table-cell>
          <table:table-cell table:number-columns-repeated="1022"/>
        </table:table-row>
        <table:table-row table:style-name="ro1">
          <table:table-cell table:style-name="ce5" office:value-type="percentage" office:value="1" calcext:value-type="percentage">
            <text:p>100%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 Bull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 Greatest Mar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1 (Arabian) N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1 Nights Of Bacch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 Ways To End The Clone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th 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02 Witch Hu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72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1 A Space Odyss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Apocaly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Gen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Manifest Desti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Sketch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Un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World of Tomor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Story Secret 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65 Samur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-D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-D Bat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-D Tales of the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Kids Walk Into A 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M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Universe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7 Ro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Ro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-11 Artists Respo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Boy and His 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. Bizar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.D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+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ron and Ah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Babies vs. X-Bab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andoned C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e Sap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minable Mr. Seabr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min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raham St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y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ident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es Hi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 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ual Conf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ual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 Hug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 Kub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 War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: Legend of the Blue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 into F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 into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in Re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into T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into Weird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Captain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Cyclops and Phoen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Homer Gh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Little Orphan An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Luther Arkw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Obadiah Oldb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Pinky L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Pussy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Snake Pliss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Spider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Superhero 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the 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the 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n the Planet of the A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on Fl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Apocaly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Her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Heroes Heroic 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Innocence: The Rebirth of Iro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Rept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the Se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Ultr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X Alp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X: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s of Atl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s of 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ir Ra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irtight Ga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anei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 Columb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 Feld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 William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baster: the Good, the Bad, and the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dd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n Dav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n Wat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ert Dor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ho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Gr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Raymo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Ro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Schombu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T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ce in Sunderland: An Entertai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ce in Wonder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 Leg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 Resur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s vs. Pred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s: Dead Or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Surpr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Teen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True Crime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Western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All-Different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D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Ghost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Hawke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Inhum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Iron Man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Marvel NOW Previ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Official Handbook of the Marvel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Savage She-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Ult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Select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Star Sup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True C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pha F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phonse Muc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la's 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Adult Fant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Detective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Fant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High Ad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carlet Sp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crew-On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pider-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pider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t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Cent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Dr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Flag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Splend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Vamp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Vir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American Tail: Fievel Goes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cient J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rew Vachss' Underg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y Warh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N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el &amp; Fa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ela Asgard's Assass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ela Queen of H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s Mc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l Confid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l F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l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e Oak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hi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hila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swer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t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t-Man &amp; Wa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ache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ache Sk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ocalypse Ne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ocalyptiGirl: An Aria for End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seed Data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na The Heart of the Sp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h Enem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h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hie vs. Pred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zona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y of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y@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gh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w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 of Akanei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 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hur Ad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hur Rackh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hur Suyd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e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 Ant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 Spider-Man &amp;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 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ro 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ro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ro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T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l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omic 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e Ren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bio Graph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ataars: Covenant of the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a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 &amp; the Infinity Gauntl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 19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/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/Ultra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X: Consequ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 Yeah Comics: Action Cat &amp; Adventure B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 C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.P.R.D. Dark Wa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b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d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dger: Shattered Mi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dla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kers Meet Jingle B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der the Bra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 W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ney Goo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num! In Secret Service to the 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ry Windsor-Sm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ry Windsor-Smith Storyte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l Wolver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l Wolverton's Gateway to Ho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and Dared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The Killing Jo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versus Pred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versus Predator II: Bloodm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versus Predator I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Al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Alien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Gren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Hellboy/Sta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Tarzan: Claws of Cat-W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 Gods: Warriors of Cha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 Sc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star Galac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t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tide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sts of Bu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uty and the Be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vis and Butt-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fore the Fantastic 4: Grimm and Lo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n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owu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ni Wright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ni Wrightson: Master of the Maca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nie Wrightson's Franke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 We Could 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y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g Guy and Rusty Boy Rob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gg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ker Mice from M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&amp; 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Evere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Ga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Hi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Sienkiewic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i 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y Kid's Old Timey Odd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sh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e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zarre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Bee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Bo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Cross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F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Goli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K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Orch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Pan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T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Wi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burne Coven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s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stone, The Magic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wu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de Ru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 Ca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 of Gl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, the Wonder Co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nde Phan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: A T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s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st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ue Bo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b K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b Marley, Tale of the Tuff Go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d Ad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 of the 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s of Ma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s of Magick: Life During War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is The B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nd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y Maximor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zz Chron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 Ech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t 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ts Bizar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an Michael Bend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an Zimm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nx K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therh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ce J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 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k D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k Ro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karoo Banz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ffy Vampire S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let Po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lseye: Greatest H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lwinkle and Rock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le and Deadpo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le and X-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illacs and Dinosa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i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ifornia Drea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 of Du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 of Duty 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 Can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't Get 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Bri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Confede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Just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Marvel (Shaz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Marvel and the Carol Cor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Planet and the Planete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Sav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Vic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 W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e Be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y, Crime Photograp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alyst: Agents of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ve Ca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 B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ipe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mber of Chi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mber of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mp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les Add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les Bu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val N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aroscuro: The Private Lives of Leonardo da Vin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of the Voya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lly and Fly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uck Nor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nd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tizen V and the V Batta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vil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vil War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ndest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ic Star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ics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ude Mo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ean R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ve Barker's Book of the Dam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ve Barker's Hellrai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ve Barker's Nightb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ve Barker's The Harr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ak and 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 Name: Spitf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 of Hon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name Genet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name: Knock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ffin H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at Cas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at Kel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ed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et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ical Tragedy of Mr. Pun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ics' Greatest World: Barb W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ix 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o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an the Barbar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an: Book of Th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an: 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r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eh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essions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pi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ant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st of Champ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st of Champion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ct with G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s: The Jo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smic P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smic Powers Un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Duck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boy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boy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bo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girl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y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aptacular B-Si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ash Ry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azy Ma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ures of the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ures on the Lo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epsh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Expo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Figh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Fighting Det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Pa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i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inal Macabre: A Cal McDonald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inal: The S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inals on the 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son Dyna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ing Mid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usa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u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ypt of Shad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ypt of T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y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: My Rev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p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se of the We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yberspace 3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.P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ly Bu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kota No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lgo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mage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mn 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nces with Dem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nger Un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niel Clow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 and Bat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 vs. Vap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ing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ing Myster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and Blo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Crys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Ent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Gu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Ho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Horse Book of 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Hors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Horse Pres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Knight Retu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Night: A True Batman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Rain: A New Orleans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Re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haw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ho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 with Mi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ve Stev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 of the Def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dream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trip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zz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C vs.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 Boy Detecti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 of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ly Foes of Spider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ly Hands of Kung F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pool and the Mercs for Mo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pool's Secret Secret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Me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Metal vs. Genet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of Groo the Wande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Wr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: At Death's Do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l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's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ders of Dynatron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ders of the 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irium's Party: A Little Endless Story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la 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nis the Men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pt 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ectiv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l Dinosa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l-Dog Du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xter the D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-C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-Cut vs. G-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gi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gi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no-R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ty Pa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ney Aftern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ney Prin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ct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sion 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 Sam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 Sav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 Stearn...Mr. Mon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Jekyll and Mr. Hy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 &amp; Ghost Rider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 and Doctor D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 Clas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 vs. Dra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: The O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: What Is It That Disturbs You, Stephe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Voodoo: Avenger of the Supernatu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W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Z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h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ation Fa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m 2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m Pa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m: The Emperor Retu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pey D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a the Explo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a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ta 2: Comic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 Dr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. Doom and the Masters of 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. Gigg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cula Liv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cula: Lord of the Un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 L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 Lines: The Way of the 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's Cla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s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adla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ad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a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ngeon Fighter On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namite Entertai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worm J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o of Future P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to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en's Tr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vard Mun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i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ian Book of the 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ght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Zombo Fantas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 &amp; Wolverine: The Redee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 Lives Ag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 Me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f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sewhere Pri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ly the St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ma Fr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ow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Lea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er's Game: Battle Scho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er's Shadow: Battle Scho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ig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c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c L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c of Gilgame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pe From New Y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p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sential Marvel Team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sential 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sex Coun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e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ern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rything is Flamm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l 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l Dead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l Dead 3 Army of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alib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iting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ecu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rmina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ordinary X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em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fhrd and the Gray Mo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len Ang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mily Gu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mous Funn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graphics Boo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our and Iron Man Big I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our Ann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y Masterpie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 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t Freddy’s 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BP: Federal Bureau of Phy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ar Ag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arless Def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ature Boo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lix the 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fth Bea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thy R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sh Pol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ght of Ang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ntst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a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gt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ma Jaremtschu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f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lki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 Soldi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 W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t: Prophet of Unexplai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r 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ggle R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nk Quite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nke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ak Broth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aks of Heart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ida Kah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the Earth to the M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ier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n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ny Frol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ther Adventures of Cyclops and Phoen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ther Adventures of Indiana J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y Black Widow: Death Du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y/Agent 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.I. J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actic Guard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actus The Devou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bit &amp; Bishop: Sons of the A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bit &amp; the X-Tern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e of Thr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go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go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y Gianni's Monster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y La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y Pa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oline Al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 Do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ion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ion N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ion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 Comic 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rgie &amp; Jud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rgi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 Jiro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 in the Sh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 Rider 2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bu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ant Size Cr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deon F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l K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l Conf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l Craz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ls' Li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 Me Liber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 Boy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d Cou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d Save the Qu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dzi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en Age of Marve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ne to Amerik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d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at Lakes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k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 Gobl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 W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g Brom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ndel: Devil In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ov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s of Infi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s of Know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s of the Galax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s Team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lliver's Tra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 Ru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 The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d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haw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haw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-Sli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smoke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stav Klim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.G. Wells' War of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o Graphic No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o: Esca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o: Init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 the Outs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ta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book of the Conan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s Christian Ande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ppy Hooli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ppy Hour In Ameri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d Boi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lan Ellison's Dream Corrid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old G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row Coun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ry Pot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v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unted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ok &amp; Wolverine Meltd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wke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wkeye and Mocking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 Lop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rt of the Be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rtbrea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rtbur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hcl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vy Me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bla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boy Jun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gate: Lon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h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raiser Nightbreed Jih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's 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st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a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c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 Warrior of Mystic Real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 Z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es Rebo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-Fruct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llbil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terk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kum &amp; H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llywood Superst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er the Happy Gh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ror of Collier Coun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s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Gold &amp; B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Secr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Wo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n the Border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Linux W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nderstand Israel in 60 Days or 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ard the D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ard the Hu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Tar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To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nter The Age of Ma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erk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erSo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Hate Fairy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Killed Adolf Hit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, Paparaz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is the Invinci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 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ty D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iad and Odyss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egal A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min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min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inary Fr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mortal Iron F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 Video Ma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erial Gu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ssible Man Summer Vacation Specta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the Shadow of Edgar Allan P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ogneg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omplete Death's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dible Herc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dible 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pendence D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structible 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na Jones and the Fate of Atlan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na Jones and the Last Crus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na Jones and the Raiders of the Lost 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na Jones and the Temple of D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inity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u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umano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 Pi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nationa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national Iro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incible Iro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isi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F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Fist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Man 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Man and 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Patri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redeemable Ant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land of Dr. More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Cro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's a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's a Duck's Li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zabella Orti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Zomb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2 Son of Juggerna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Kir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Kirby's Galactic Bounty Hu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of F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of He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mes Bo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mes Bond 007: A Silent Armaged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mes Bond J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nn of the Ju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 "Moebius" Gira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 Grey: Nightmare Fu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i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nifer Renz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m Starl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ngle B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ngle Belle: Fight Before Christm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e Manee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annes Verme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au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usc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yr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yrne's 2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yrne's Next 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Carter, Warlord of M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ke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urney Into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urney into Unknown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bil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dge Dredd vs. Al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gle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gl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rassic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c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ce: Four Bal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xtap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ma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n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-Z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lley J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ll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nt Blake of The Secret Serv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ck-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ck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ckers, In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Co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Eter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from Dodge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from Tex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K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Movie K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Slade Gun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ing Jo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power: The Early Ye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ra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Arthur and the Knights of Just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Con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Dav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Ko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Tiger &amp; Motor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dom of Wick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p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s of the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tty Pryde and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tty Pryde, Agent of S.H.I.E.L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ights of Pendr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lchak The Night Stal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azy K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azy K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ee-Skrull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u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yri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ce Barnes: Post Nuke Di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Airbe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Ameri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Gang In T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Man Standing: Killbook of a Bounty Hu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of 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of Us: American Dre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Star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Train to Deads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wbreakers Always Los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w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end of Mother Sara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ion of Mon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ion of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nny Bru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onardo da Vin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t Me In Crossro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eutenant Blueb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of Captain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with Mi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and Darkness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da Carter, Student N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on 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Annie Fan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Aspir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Endless Story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Jim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L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Len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Lizz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Merma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N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Orphan An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vew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bster John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an's 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ki Agent of Asg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esome 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sh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ds of Misr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na, The Jungle Qu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uis W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Clas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Dram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Secr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cr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ke Cage, Hero for H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a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at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chine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chine Man, Cable, Bas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 About Mi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me Xan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b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-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ne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neto R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 from Atlan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 with Screaming B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drake the Magic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-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nes at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nes in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nes in Bat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 Hazzard: Mer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shal 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(Mystery)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16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1602: Fantastick F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1602: New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Action H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hi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inematic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lassics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llectors' Item Clas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mics Pres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mics Super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Double Fe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Double Sh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Encyclope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Fanf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Fe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Fun and Ga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Graphic No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Heroes and Leg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Kn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anga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asterpieces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asterw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ilest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ovie Showc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ust Ha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yster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Portraits of a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Premi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Pres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P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Rem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Requi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Romance Red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el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pecial Ed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pecta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pot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uper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uper Heroes Secret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uper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uper-Her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eam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he Lost Gene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reasury Ed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riple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wo-in-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 vs. The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 vs. The Punis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 vs.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: The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vs D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X-Men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Year in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Zomb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's Greatest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y J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zi A Mem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s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ter of Kung F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ters of T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t Slade Gun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s: A Survivors T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veri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Ga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field Parr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or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Secur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yh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ix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 Miss Bl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kan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tdown Havok and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vin the Mon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 in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's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phisto vs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eor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rop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ropol A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elang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keyM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na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dle 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night 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night Sons Un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Boo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Marvel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Morphin' Power Ra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M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lkman Mur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llie the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D MGM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s America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s Fur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sion: Impossi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ter Mira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tzi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cking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with Mi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eb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ly Manton's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do 2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ster Men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ster of Franke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sters on the Prow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sters Unleash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y Pyth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on Girl and Devil Dinosa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on K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on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bius Revis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bius, the Living Vamp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F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lock 2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 The Dead Teena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al K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igan G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mou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mouth &amp; Kill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s.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mmy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ppet Sh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ant Misadventures of Cloak And 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ant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a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Di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Favorite Thing is Mon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Little Po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Love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Own Ro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Ro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-Tech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ery 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ery 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ery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i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ical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thos: Ghost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 Ma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s of Ma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or the 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y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y 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y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il Young's Greend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llie the N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on Genesis Evane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ver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vermen: Streets of Bl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Adventures of Cholly and Fly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Avengers: The Illumin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Deadward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Excalib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Ex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F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G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Manga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Mu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Romanc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Thunderbol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W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univer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wave: Agents of H.A.T.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k F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k Fury Agent of S.H.I.E.L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F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N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Ra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Thras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Thrasher: Four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craw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haw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m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mare on Elm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stal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w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che Ro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ctur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an Rockw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la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Brand Ech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th Man: The Ultimate 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Y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cas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 Handbook of the Marvel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 True Crimes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kt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ymp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mega 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mega the Unkn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Pie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laught Rebo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yx Overl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 Source 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 Sp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gin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Li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r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r Love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 of the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a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aw Figh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aw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aw 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the E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blo Picas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ifi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ooka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theon Boo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per Gir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te Pot P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sy Wal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y P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ndr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hapana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ter Paul Rub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ter, the Little P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t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tom 2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tom La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 Fog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ippe Druill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rates of Dark Wa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rates of the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et of A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tic F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tic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k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ce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c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Man and Iron F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Ra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house Pep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puff Gir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ac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de of Bagh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 Namor, 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 of C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 Val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vate E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essor Xavier and the X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meth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pell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w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I-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ychona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ylocke and Arch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is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s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pro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cksil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ck-Trigger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t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.I.P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ders of the Lost 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mpaging 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land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ha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t Catc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hide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Dwa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Ra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Rocket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So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Tho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Wo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'lar Fe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'lar Fellers Heroi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 and Stim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o Browne, Hollywood's Greatest Cow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o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dent A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dent 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d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urn to Perd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ol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x H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x M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ard Cor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k and Mor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k Jacob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ght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o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pley's Believe It or No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arin' Rick's Rare Bit F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ert Anton Wil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ert Aspr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ert Crum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C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cket Racc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cko's Modern Li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ce Di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c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ces of Molly Man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ces of the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tic Aff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n Co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dimentary P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gged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gr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aw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s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H.I.E.L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ble and Fortu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breto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hs and Viol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ga of the Original Human To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ga of the 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ga of the Swamp 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lor M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nt Si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vador D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 and His Lau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urai 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urai: Heaven and 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d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ucer Cou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ucer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ge Combat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ge She-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ge Sword of Con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g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p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rlet Sp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rlet Tr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rlet 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tterb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enc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ooby-D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ott McClo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ibb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Def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Inva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Invasion Dark Re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War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ta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eker 3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ekers Into the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Det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mper F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sation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tences: The Life of M.F. Gri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ti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gio Aragones Massacres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gio Aragones Stomps Star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ven Seas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t. Barney Bar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t. Fury and his Howling Comman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t. R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t. Rock: Between Hell and a Hard Pl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e the Changing 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 R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line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ma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s&amp;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nna the She-D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ck Detective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ck Suspenst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gun W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o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r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ckness in the Fami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nf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ent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He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tr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ur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urfer Warlock Resur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f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s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sterhood of Ste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x from Sir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x-Gun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ar: Son of 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eleton W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rull Kill K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ull Island the Birth of Ko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ull the S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yla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epwal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eze Broth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sh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it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okey St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ur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dier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omon K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rset Hol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 of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 of Sat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gy of Parad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ic The Hedgeh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Squadr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kn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kle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ky Wat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ed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ed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llb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cy Adventure St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cy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der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der-W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n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f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nge Bob Square P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ok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rts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tlight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 Figh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 S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 Thri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adron Supr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adron Supreme: Hyperion vs. Nighthaw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. Geo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l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islaw Szukals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Br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Brand and Night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Tr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bl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jamm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l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ma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s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str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ling Stories: Ba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grip Star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town Roc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Ditk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cks Angel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ker's Dra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ies of Ro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in: F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Combat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Stories of Susp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Tales of the Unus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Tales: Dark Cor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wberry Shortc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y Toa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et 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force: Moritu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force: Morituri Electric Undert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urban Jersey Ninja She-Dev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ic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fire and Big Hero S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man vs. Termin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natural Thri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natur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soldi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-Villain Team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reme 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vivors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sp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mp 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eet To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s of the Swashbuck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from the Cr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of Just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of Susp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of the Mar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of the Zomb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to Aston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z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zan (Greystoke: The Lege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zan, Lord of the Ju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am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enage Mutant Ninja Turt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min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ar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i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or, In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y-Toons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sie the Typ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a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 Dawson Gun-Sli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 Mor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 Tay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as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an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anos 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y L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ng from Another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or Cor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or God of Thu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ndarr the Barbar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nderbol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nderc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nder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 L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c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ly Presents: All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pir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nt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b of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b of Dra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b of Dracula Ma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orrow Kn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gue L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p Sh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wer of Shad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xic Ave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xic Crus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y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orm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metropolit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mutation of Ike Garu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k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ou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ouble With Gir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e Believ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e Complete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e Secr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e Tales of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th: Red, White &amp; Bl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sted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Gun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ho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.S. Ag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.S. War Mach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imate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brella Acade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beatable Squirrel 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canny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canny Orig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canny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canny X-Men and the New Teen Tit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cover Ge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fol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holy Un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on J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verse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Sold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Worlds of Science Fi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limited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ta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told Legend of Captain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writ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-Quan Ma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agi Yojim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 for Vendet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mpir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 Helsing: From Beneath Rue Mor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guard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ult of 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c and Bl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deo J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de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cent Van Go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yl Underg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on and the Scarlet 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ona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d Ind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lly W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lter Simon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Is H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Mach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cr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h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lock (Ad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lock (New Mutan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lock Chron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 of Waverly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h Tubbs and Captain E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ch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ve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b of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rd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rd Wonder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r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ndy Pi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rewolf by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 Coast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ern Tales of Black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ern Thri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ern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If...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The --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 Creatures Ro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 Monsters Dw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p Wil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T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z Comics Shaz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 Framed Roger Rab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y I Hate Sat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cked and the Div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 Ca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 Eis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 to 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am Shatner's Tek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sor McC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x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chcr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f and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f M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nde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nder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nder W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Be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of Fant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of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of Susp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s Unkn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att Ear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 One Shot to the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ena Warrior Prin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enozoic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kc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Men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Men Days of Future P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Men Teen Tit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 The Last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llow 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llow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gi B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-Kai W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&amp; A Bike &amp; A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Are 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Deserved 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Allies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Cynics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He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Indiana Jones Chron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Li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X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're Under Ar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-Gi-Oh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ro Ki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iggy Pig-Silly S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ip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mbie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r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t!</text:p>
          </table:table-cell>
          <table:table-cell table:number-columns-repeated="1023"/>
        </table:table-row>
        <table:table-row table:style-name="ro1" table:number-rows-repeated="10467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reators.B2:Creators.B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eations" style:display-name="PageStyle_Cre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ors" style:display-name="PageStyle_Creato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mmerman, Brian</meta:initial-creator>
    <meta:creation-date>2018-09-26T20:57:16</meta:creation-date>
    <dc:date>2019-05-03T20:14:18.198000000</dc:date>
    <meta:generator>LibreOffice/6.2.3.2$Windows_X86_64 LibreOffice_project/aecc05fe267cc68dde00352a451aa867b3b546ac</meta:generator>
    <meta:editing-duration>PT2M17S</meta:editing-duration>
    <meta:editing-cycles>1</meta:editing-cycles>
    <meta:document-statistic meta:table-count="2" meta:cell-count="2125" meta:object-count="0"/>
    <meta:user-defined meta:name="AppVersion">15.0300</meta:user-defined>
    <meta:user-defined meta:name="Company">EMC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